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58f" officeooo:paragraph-rsid="001d458f"/>
    </style:style>
    <style:style style:name="P2" style:family="paragraph" style:parent-style-name="Standard">
      <style:text-properties officeooo:paragraph-rsid="001d458f"/>
    </style:style>
    <style:style style:name="P3" style:family="paragraph" style:parent-style-name="Standard">
      <style:text-properties officeooo:rsid="001d458f" officeooo:paragraph-rsid="001d458f" fo:background-color="#ffff00"/>
    </style:style>
    <style:style style:name="P4" style:family="paragraph" style:parent-style-name="Standard">
      <style:text-properties officeooo:rsid="001ed8f8" officeooo:paragraph-rsid="001ed8f8" fo:background-color="#ffff00"/>
    </style:style>
    <style:style style:name="P5" style:family="paragraph" style:parent-style-name="Standard">
      <style:text-properties officeooo:rsid="00217968" officeooo:paragraph-rsid="00217968" fo:background-color="#ffff00"/>
    </style:style>
    <style:style style:name="P6" style:family="paragraph" style:parent-style-name="Standard">
      <style:text-properties officeooo:rsid="001ed8f8" officeooo:paragraph-rsid="001ed8f8"/>
    </style:style>
    <style:style style:name="P7" style:family="paragraph" style:parent-style-name="Standard">
      <style:text-properties officeooo:paragraph-rsid="001ed8f8"/>
    </style:style>
    <style:style style:name="P8" style:family="paragraph" style:parent-style-name="Standard">
      <style:text-properties officeooo:rsid="00217968" officeooo:paragraph-rsid="00217968"/>
    </style:style>
    <style:style style:name="P9" style:family="paragraph" style:parent-style-name="Standard">
      <style:text-properties officeooo:paragraph-rsid="00217968"/>
    </style:style>
    <style:style style:name="P10" style:family="paragraph" style:parent-style-name="Standard">
      <style:paragraph-properties style:writing-mode="lr-tb"/>
      <style:text-properties officeooo:rsid="001d458f" officeooo:paragraph-rsid="001d458f"/>
    </style:style>
    <style:style style:name="P11" style:family="paragraph" style:parent-style-name="Standard">
      <style:paragraph-properties style:writing-mode="lr-tb"/>
      <style:text-properties officeooo:paragraph-rsid="001d458f"/>
    </style:style>
    <style:style style:name="P12" style:family="paragraph" style:parent-style-name="Standard">
      <style:paragraph-properties style:writing-mode="lr-tb"/>
      <style:text-properties officeooo:paragraph-rsid="001ed8f8"/>
    </style:style>
    <style:style style:name="T1" style:family="text">
      <style:text-properties officeooo:rsid="001d458f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d458f" fo:background-color="#ffff00" loext:char-shading-value="0"/>
    </style:style>
    <style:style style:name="T4" style:family="text">
      <style:text-properties officeooo:rsid="001ed8f8"/>
    </style:style>
    <style:style style:name="T5" style:family="text">
      <style:text-properties officeooo:rsid="00217968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6.1.3</text:p>
      <text:p text:style-name="P1"><text:span text:style-name="T2">a)</text:span> a list with a single element: [3]</text:p>
      <text:p text:style-name="P1"><text:tab/>block 1 and block 2 overlap</text:p>
      <text:p text:style-name="P2"><text:span text:style-name="T3">b)</text:span><text:span text:style-name="T1"> search([1], 2)</text:span></text:p>
      <text:p text:style-name="P1">The list doesn’t include 2.</text:p>
      <text:p text:style-name="P3">c)</text:p>
      <text:p text:style-name="P1">block 1: The element is the first element of the list.</text:p>
      <text:p text:style-name="P1">block 2: The element is not in the list.</text:p>
      <text:p text:style-name="P1">block 3: The element is in some position other than first.</text:p>
      <text:p text:style-name="P10"/>
      <text:p text:style-name="P3">6.1.4</text:p>
      <text:p text:style-name="P3">a)</text:p>
      <text:p text:style-name="P1">x</text:p>
      <text:p text:style-name="P1">elements of the stack</text:p>
      <text:p text:style-name="P3">b)</text:p>
      <text:p text:style-name="P1">x == null?</text:p>
      <text:p text:style-name="P1">length(stack)</text:p>
      <text:p text:style-name="P3">c)</text:p>
      <text:p text:style-name="P1">characteristic 1: x == null or x != null</text:p>
      <text:p text:style-name="P2"><text:span text:style-name="T1">characteristic 2: number of elements of the stack</text:span></text:p>
      <text:p text:style-name="P3">d)</text:p>
      <text:p text:style-name="P1">characteristic 1:</text:p>
      <text:p text:style-name="P1"><text:tab/>block 1: x is null</text:p>
      <text:p text:style-name="P1"><text:tab/>block 2: x is not null</text:p>
      <text:p text:style-name="P1">characteristic 2:</text:p>
      <text:p text:style-name="P1"><text:tab/>block 1: zero elements in the stack</text:p>
      <text:p text:style-name="P1"><text:tab/>block 2: one element in the stack</text:p>
      <text:p text:style-name="P1"><text:tab/>block 3: two elements in the stack</text:p>
      <text:p text:style-name="P1"><text:tab/>block 4: more than two elements in the stack</text:p>
      <text:p text:style-name="P3">e)</text:p>
      <text:p text:style-name="P1">characteristic 1:</text:p>
      <text:p text:style-name="P1"><text:tab/>block 1: x is null</text:p>
      <text:p text:style-name="P11"><text:span text:style-name="T1"><text:tab/>block 2: x = Integer.ValueOf(5)</text:span></text:p>
      <text:p text:style-name="P1">characteristic 2:</text:p>
      <text:p text:style-name="P10"><text:tab/>block 1: zero elements in the stack</text:p>
      <text:p text:style-name="P10"><text:tab/>[]</text:p>
      <text:p text:style-name="P1"><text:tab/>block 2: one element in the stack</text:p>
      <text:p text:style-name="P2"><text:span text:style-name="T1"><text:tab/>[7]</text:span></text:p>
      <text:p text:style-name="P1"><text:tab/>block 3: two elements in the stack</text:p>
      <text:p text:style-name="P1"><text:tab/>[6, 4]</text:p>
      <text:p text:style-name="P1"><text:tab/>block 4: more than two elements in the stack</text:p>
      <text:p text:style-name="P1"><text:tab/>[1, 3, 7]</text:p>
      <text:p text:style-name="P1"/>
      <text:p text:style-name="P4">6.2.4</text:p>
      <text:p text:style-name="P6"><text:span text:style-name="T2">a)</text:span> yes</text:p>
      <text:p text:style-name="P6"><text:span text:style-name="T2">b)</text:span> yes</text:p>
      <text:p text:style-name="P6"><text:span text:style-name="T2">c)</text:span> no, s1 = null and s2 = [2]</text:p>
      <text:p text:style-name="P6"><text:span text:style-name="T2">d)</text:span> no, s1 = s2 = [2]</text:p>
      <text:p text:style-name="P6">s1 is a subset of s2.</text:p>
      <text:p text:style-name="P7"><text:span text:style-name="T4">s2 is a subset of s1.</text:span></text:p>
      <text:p text:style-name="P6"><text:span text:style-name="T2">e)</text:span> 6</text:p>
      <text:p text:style-name="P4">f)</text:p>
      <text:p text:style-name="P6"><text:soft-page-break/>s1 is null and s2 is null</text:p>
      <text:p text:style-name="P7"><text:span text:style-name="T4">s1 is null and s2 is empty</text:span></text:p>
      <text:p text:style-name="P7"><text:span text:style-name="T4">s1 is null and s2 has a single element</text:span></text:p>
      <text:p text:style-name="P7"><text:span text:style-name="T4">s1 is null and s2 has more than one element</text:span></text:p>
      <text:p text:style-name="P7"><text:span text:style-name="T4">s1 is empty and s2 is null</text:span></text:p>
      <text:p text:style-name="P7"><text:span text:style-name="T4">s1 is empty and s2 is empty</text:span></text:p>
      <text:p text:style-name="P7"><text:span text:style-name="T4">s1 is empty and s2 has a single element</text:span></text:p>
      <text:p text:style-name="P7"><text:span text:style-name="T4">s1 is empty and s2 has more than one element</text:span></text:p>
      <text:p text:style-name="P6">s1 has a single element and s2 is null</text:p>
      <text:p text:style-name="P7"><text:span text:style-name="T4">s1 has a single element and s2 is empty</text:span></text:p>
      <text:p text:style-name="P12"><text:span text:style-name="T4">s1 has a single element and s2 has a single element</text:span></text:p>
      <text:p text:style-name="P7"><text:span text:style-name="T4">s1 has a single element and s2 has more than one element</text:span></text:p>
      <text:p text:style-name="P7"><text:span text:style-name="T4">s1 has more than one element and s2 is null</text:span></text:p>
      <text:p text:style-name="P7"><text:span text:style-name="T4">s1 has more than one element and s2 is empty</text:span></text:p>
      <text:p text:style-name="P12"><text:span text:style-name="T4">s1 has more than one element and s2 has a single element</text:span></text:p>
      <text:p text:style-name="P6">s1 has more than one element and s2 has more than one element</text:p>
      <text:p text:style-name="P6"/>
      <text:p text:style-name="P4">6.2.6</text:p>
      <text:p text:style-name="P5">a)</text:p>
      <text:p text:style-name="P8">the number of elements of the queue</text:p>
      <text:p text:style-name="P8">x</text:p>
      <text:p text:style-name="P5">b, c)</text:p>
      <text:p text:style-name="P8">characteristic 1: the number of elements in the queue</text:p>
      <text:p text:style-name="P8"><text:tab/>block 1: zero number of elements</text:p>
      <text:p text:style-name="P8"><text:tab/>block 2: single element</text:p>
      <text:p text:style-name="P8"><text:tab/>block 3: more than one element (<text:span text:style-name="T6">base block</text:span>)</text:p>
      <text:p text:style-name="P8">characteristic 2: x</text:p>
      <text:p text:style-name="P8"><text:tab/>block 1: x is null</text:p>
      <text:p text:style-name="P8"><text:tab/>block 2: x is not null (<text:span text:style-name="T6">base block</text:span>)</text:p>
      <text:p text:style-name="P5">d)</text:p>
      <text:p text:style-name="P8">characteristic 1: the number of elements in the queue</text:p>
      <text:p text:style-name="P9"><text:span text:style-name="T5"><text:tab/>block 1: []</text:span></text:p>
      <text:p text:style-name="P9"><text:span text:style-name="T5"><text:tab/>block 2: [8]</text:span></text:p>
      <text:p text:style-name="P9"><text:span text:style-name="T5"><text:tab/>block 3: [3. 4, 7]</text:span></text:p>
      <text:p text:style-name="P8">characteristic 2: x</text:p>
      <text:p text:style-name="P8"><text:tab/>block 1: x is null</text:p>
      <text:p text:style-name="P9"><text:span text:style-name="T5"><text:tab/>block 2: x = 9</text:span></text:p>
      <text:p text:style-name="P5">e)</text:p>
      <text:p text:style-name="P8">test 1: queue = [], x = 7</text:p>
      <text:p text:style-name="P9"><text:span text:style-name="T5">test 2: queue = [4], x = 7</text:span></text:p>
      <text:p text:style-name="P9"><text:span text:style-name="T5">test 3: queue = [3, 6, 10], x = 7</text:span></text:p>
      <text:p text:style-name="P9"><text:span text:style-name="T5">test 4: queue = [5, 1, 9], x = nul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5T21:53:52.643117771</meta:creation-date>
    <dc:date>2023-12-05T22:36:59.829708001</dc:date>
    <meta:editing-duration>PT20M3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91" meta:word-count="497" meta:character-count="2220" meta:non-whitespace-character-count="1787"/>
  </office:meta>
</office:document-meta>
</file>